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Vivi" svg:font-family="Vivi" style:font-family-generic="roman" style:font-pitch="variable"/>
  </office:font-face-decls>
  <office:automatic-styles>
    <style:style style:name="P1" style:family="paragraph" style:parent-style-name="Standard">
      <style:paragraph-properties fo:text-align="start" style:justify-single-word="false" style:writing-mode="lr-tb"/>
      <style:text-properties fo:font-size="16pt" officeooo:rsid="00110f0b" officeooo:paragraph-rsid="00110f0b" style:font-size-asian="16pt" style:font-size-complex="16pt"/>
    </style:style>
    <style:style style:name="P2" style:family="paragraph" style:parent-style-name="Standard">
      <style:paragraph-properties fo:text-align="start" style:justify-single-word="false" style:writing-mode="lr-tb"/>
      <style:text-properties style:font-name="Vivi" fo:font-size="16pt" fo:language="en" fo:country="US" officeooo:rsid="00110f0b" officeooo:paragraph-rsid="00110f0b" style:font-size-asian="16pt" style:font-size-complex="16pt"/>
    </style:style>
    <style:style style:name="P3" style:family="paragraph" style:parent-style-name="Standard">
      <style:paragraph-properties fo:text-align="start" style:justify-single-word="false" style:writing-mode="lr-tb"/>
      <style:text-properties style:font-name="Vivi" fo:font-size="16pt" fo:language="en" fo:country="US" officeooo:rsid="0013f44c" officeooo:paragraph-rsid="0013f44c" style:font-size-asian="16pt" style:font-size-complex="16pt"/>
    </style:style>
    <style:style style:name="P4" style:family="paragraph" style:parent-style-name="Standard">
      <style:paragraph-properties fo:text-align="start" style:justify-single-word="false" style:writing-mode="lr-tb"/>
      <style:text-properties style:font-name="Vivi" fo:font-size="16pt" fo:language="en" fo:country="US" officeooo:rsid="00159648" officeooo:paragraph-rsid="00159648" style:font-size-asian="16pt" style:font-size-complex="16pt"/>
    </style:style>
    <style:style style:name="P5" style:family="paragraph" style:parent-style-name="Standard">
      <style:paragraph-properties fo:text-align="start" style:justify-single-word="false" style:writing-mode="lr-tb"/>
      <style:text-properties style:font-name="Vivi" fo:font-size="16pt" fo:language="en" fo:country="US" officeooo:rsid="000da441" style:font-size-asian="16pt" style:font-size-complex="16pt"/>
    </style:style>
    <style:style style:name="P6" style:family="paragraph" style:parent-style-name="Standard">
      <style:paragraph-properties fo:text-align="start" style:justify-single-word="false" style:writing-mode="lr-tb"/>
      <style:text-properties style:font-name="Vivi" fo:font-size="16pt" fo:language="en" fo:country="US" style:font-size-asian="16pt" style:font-size-complex="16pt"/>
    </style:style>
    <style:style style:name="P7" style:family="paragraph" style:parent-style-name="Standard">
      <style:paragraph-properties fo:text-align="start" style:justify-single-word="false" style:writing-mode="lr-tb"/>
      <style:text-properties fo:font-size="16pt" style:font-size-asian="16pt" style:font-size-complex="16pt"/>
    </style:style>
    <style:style style:name="P8" style:family="paragraph" style:parent-style-name="Standard">
      <style:text-properties fo:font-size="16pt" officeooo:rsid="000f8ad4" officeooo:paragraph-rsid="000f8ad4" style:font-size-asian="16pt" style:font-size-complex="16pt"/>
    </style:style>
    <style:style style:name="T1" style:family="text">
      <style:text-properties style:font-name="Vivi" fo:language="en" fo:country="US"/>
    </style:style>
    <style:style style:name="T2" style:family="text">
      <style:text-properties style:font-name="Vivi" fo:language="en" fo:country="US" officeooo:rsid="000da441"/>
    </style:style>
    <style:style style:name="T3" style:family="text">
      <style:text-properties officeooo:rsid="0013f44c"/>
    </style:style>
    <style:style style:name="T4" style:family="text">
      <style:text-properties officeooo:rsid="00159648"/>
    </style:style>
    <style:style style:name="T5" style:family="text">
      <style:text-properties officeooo:rsid="000f8a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 </text:span><text:span text:style-name="T1">and away big blue can come down find</text:span></text:p>
      <text:p text:style-name="P2" loext:marker-style-name="T1">- go help here I in it said see little look</text:p>
      <text:p text:style-name="P2" loext:marker-style-name="T1">- wake me my not red run please ran</text:p>
      <text:p text:style-name="P2" loext:marker-style-name="T1">- ride pretty again, may art before too</text:p>
      <text:p text:style-name="P2" loext:marker-style-name="T1">- under give going had has went what white</text:p>
      <text:p text:style-name="P2" loext:marker-style-name="T1">- how just know let live may old once</text:p>
      <text:p text:style-name="P2" loext:marker-style-name="T1">- upon always around because best before</text:p>
      <text:p text:style-name="P2" loext:marker-style-name="T1">- both buy Then mind walk where take tart</text:p>
      <text:p text:style-name="P2" loext:marker-style-name="T1">- I’ve Found gave many green wink would</text:p>
      <text:p text:style-name="P2" loext:marker-style-name="T1">- work pull year their upon us we very</text:p>
      <text:p text:style-name="P2" loext:marker-style-name="T1">- wash better bring carry clean done draw</text:p>
      <text:p text:style-name="P2" loext:marker-style-name="T1">- <text:span text:style-name="T3">hot cold woman window weed sheep very</text:span></text:p>
      <text:p text:style-name="P2" loext:marker-style-name="T1">- <text:span text:style-name="T3">squirrel rabbit farmer flower game garden</text:span></text:p>
      <text:p text:style-name="P2" loext:marker-style-name="T1">- <text:span text:style-name="T3">goat grass able apple baby bread brother</text:span></text:p>
      <text:p text:style-name="P2" loext:marker-style-name="T1">- <text:span text:style-name="T3">care morning mother name nest head will</text:span></text:p>
      <text:p text:style-name="P2" loext:marker-style-name="T1">- <text:span text:style-name="T3">ground robin Christmas show sister bread</text:span></text:p>
      <text:p text:style-name="P2" loext:marker-style-name="T1">- <text:span text:style-name="T3">Birthday Floor Toy Tree Top Count Day</text:span></text:p>
      <text:p text:style-name="P3" loext:marker-style-name="T1">- Among Nitty Crow How Hurt Own Pick Seven</text:p>
      <text:p text:style-name="P3" loext:marker-style-name="T1">- Imaging Joy Low Manager New Port</text:p>
      <text:p text:style-name="P3" loext:marker-style-name="T1"/>
      <text:p text:style-name="P3" loext:marker-style-name="T1"><text:span text:style-name="T4">AFTER</text:span> BORDER<text:span text:style-name="T4">ING CAPRICORN DRUDGERY EPICENTER</text:span></text:p>
      <text:p text:style-name="P4" loext:marker-style-name="T1">FLOUNDERING GRUDGE HOVER INDEPENDENT JEOPARDIZE</text:p>
      <text:p text:style-name="P4" loext:marker-style-name="T1">KNOWN LUSH MINOTAUR NASHVILLE OVERSIDE</text:p>
      <text:p text:style-name="P4" loext:marker-style-name="T1">PROSPEROUS QUINTET RAVENOUS STRANGE TROUGH</text:p>
      <text:p text:style-name="P4" loext:marker-style-name="T1">UNDERWHELMING VELOCITY WEALTH XYLOPHONE ZEALOUS</text:p>
      <text:p text:style-name="P3" loext:marker-style-name="T1"/>
      <text:p text:style-name="P5" loext:marker-style-name="T1">aaron abduct accidental adjacent aeron afghan after agnostic aint anaheim and anybody although allotted ambidextrous amend announced aqua arrangement ask aspin ate attitude authorised avant avery award axolotl baby baghdad banana balter batty baste beeped bent binded billow bizarre blood bottle bowwow boyfriend builder bubbly buzzing byproduct bystander byzantine cappuccino cattle cent chant cicero close coccyx cooked copyright coyote croquet cumbersome cutting cycle cylinder czech dabble daddy day dear dented divide don’t drown during dyke each ebb eek ensnare eons epiphany estuary etcetera etching equine ew fabric farming feared filler fizzy fjord fluid foggy foxxy frontal fungal gaggle geared gifted gong gnome grubby gush happened happiness hellish hinge hope hungry hyphen ian icy idiot I’m impossible intolerant iota it’s irritant i’ve jazzy jagged jenga jill joint just kangaroo kettle kitchen kookaburra kong laboratory landing left likely lilac little loco lolly lover’s luna luxurious lying master metres miss moonlight morph mr mrs ms mummy nasal neanderthal necessarily nine nifty nonsense noon numb oar obfuscate occult oddly often oh okay omission oscillate ozone parallel pang pear phase picnic pneumonic <text:soft-page-break/>poppy porous psychology punch pygmy quantum queen quince quota radii rafferty rattle reassure resist retiree rice roommate running sassafras savvy scent scuttle seismic shamed shining sieve sister skink slump snide soup spire stay subject sultana svelte swiftly swung tallied tattooed tension the theatre title totally trekked tutor twenty tying vacuum variable vent vivid void vulnerable vying waffle wally warranted water weather whale winch withheld worry wurst wysiwyg wyvern xavier xenon xmas xylophone yak yeah yip you’re yuck zac zeal zigzag zing zodiac zoo <text:span text:style-name="T5">a(b).</text:span></text:p>
      <text:p text:style-name="P5" loext:marker-style-name="T1"/>
      <text:p text:style-name="P5" loext:marker-style-name="T1">aaron Aaron ABDUCT Abduct accidental AccidentAL adjacent Adjacent aeron AERON </text:p>
      <text:p text:style-name="P5" loext:marker-style-name="T1">afghan Afghan after After agnostic Agnostic aint AINT anaheim Anaheim and And </text:p>
      <text:p text:style-name="P5" loext:marker-style-name="T1">anybody Anybody although Although allotted Allotted ambidextrous Ambidextrous </text:p>
      <text:p text:style-name="P5" loext:marker-style-name="T1">amend Amend announced Announced aqua Aqua arrangement Arrangement ask Ask aspin </text:p>
      <text:p text:style-name="P5" loext:marker-style-name="T1">Aspin ate Ate attitude Attitude authorised Authorised avant Avant avery Avery </text:p>
      <text:p text:style-name="P5" loext:marker-style-name="T1">award Award axolotl Axolotl <text:s/>baby Baby baghdad Baghdad banana Banana balter </text:p>
      <text:p text:style-name="P5" loext:marker-style-name="T1">Balter batty Batty baste Baste beeped Beeped bent Bent binded Binded billow </text:p>
      <text:p text:style-name="P5" loext:marker-style-name="T1">Billow bizarre Bizarre blood Blood bottle Bottle bowwow BowWow boyfriend </text:p>
      <text:p text:style-name="P5" loext:marker-style-name="T1">Boyfriend builder Builder bubbly Bubbly buzzing Buzzing byproduct Byproduct </text:p>
      <text:p text:style-name="P5" loext:marker-style-name="T1">bystander Bystander byzantine Byzantine <text:s/>cappuccino Cappuccino cattle Cattle </text:p>
      <text:p text:style-name="P5" loext:marker-style-name="T1">cent Cent chant Chant cicero Cicero close Close coccyx Coccyx cooked Cooked </text:p>
      <text:p text:style-name="P5" loext:marker-style-name="T1">copyright Copyright coyote Coyote croquet Croquet cumbersome Cumbersome cutting </text:p>
      <text:p text:style-name="P5" loext:marker-style-name="T1">Cutting cycle Cycle cylinder Cylinder czech Czech <text:s/>dabble Dabble daddy Daddy </text:p>
      <text:p text:style-name="P5" loext:marker-style-name="T1">day Day dear Dear dented Dented divide Divide dont Dont during During dyke Dyke </text:p>
      <text:p text:style-name="P5" loext:marker-style-name="T1">each Each ebb Ebb eek Eek ensnare Ensnare eons Eons epiphany Epiphany estuary </text:p>
      <text:p text:style-name="P5" loext:marker-style-name="T1">Estuary etcetera Etcetera etching Etching equine Equine ew Ew <text:s/>fabric Fabric </text:p>
      <text:p text:style-name="P5" loext:marker-style-name="T1">farming Farming feared Feared filler Filler fizzy Fizzy fjord Fjord <text:s/>gallery </text:p>
      <text:p text:style-name="P5" loext:marker-style-name="T1">Gallery gadget Gadget garlic Garlic gesture Gesture giant Giant glitter Glitter </text:p>
      <text:p text:style-name="P5" loext:marker-style-name="T1">glyph Glyph grammar Grammar gravity Gravity <text:s/>habit Habit hamburger Hamburger </text:p>
      <text:p text:style-name="P5" loext:marker-style-name="T1">handle Handle hazard Hazard helium Helium history History <text:s/>icon Icon idea Idea </text:p>
      <text:p text:style-name="P5" loext:marker-style-name="T1">idle Idle impact Impact index Index inertia Inertia <text:s/>jacket Jacket jagged </text:p>
      <text:p text:style-name="P5" loext:marker-style-name="T1">Jagged jitter Jitter journey Journey jubilant Jubilant <text:s/>kernel Kernel kettle </text:p>
      <text:p text:style-name="P5" loext:marker-style-name="T1">Kettle kingdom Kingdom knock Knock <text:s/>ladder Ladder lantern Lantern liquid Liquid </text:p>
      <text:p text:style-name="P5" loext:marker-style-name="T1">luggage Luggage luxury Luxury <text:s/>machine Machine magnet Magnet marble Marble </text:p>
      <text:p text:style-name="P5" loext:marker-style-name="T1">maximum Maximum measure Measure memory Memory minimum Minimum mirror Mirror </text:p>
      <text:p text:style-name="P5" loext:marker-style-name="T1">mixture Mixture <text:s/>native Native nebula Nebula nervous Nervous notable Notable </text:p>
      <text:p text:style-name="P5" loext:marker-style-name="T1">nucleus Nucleus <text:s/>object Object obscure Obscure octagon Octagon oxygen Oxygen </text:p>
      <text:p text:style-name="P5" loext:marker-style-name="T1">package Package panic Panic pattern Pattern penguin Penguin phantom Phantom </text:p>
      <text:p text:style-name="P5" loext:marker-style-name="T1">physics Physics pixel Pixel plastic Plastic polygon Polygon <text:s/>quality Quality </text:p>
      <text:p text:style-name="P5" loext:marker-style-name="T1">quantum Quantum quiet Quiet quotation Quotation <text:s/>rabbit Rabbit random Random </text:p>
      <text:p text:style-name="P5" loext:marker-style-name="T1">reason Reason render Render rhythm Rhythm ripple Ripple <text:s/>saddle Saddle scatter </text:p>
      <text:p text:style-name="P5" loext:marker-style-name="T1"><text:soft-page-break/>Scatter science Science shadow Shadow signal Signal silence Silence smooth </text:p>
      <text:p text:style-name="P5" loext:marker-style-name="T1">Smooth spiral Spiral structure Structure <text:s/>tablet Tablet texture Texture theory </text:p>
      <text:p text:style-name="P5" loext:marker-style-name="T1">Theory throttle Throttle titanium Titanium tunnel Tunnel <text:s/>umbrella Umbrella </text:p>
      <text:p text:style-name="P5" loext:marker-style-name="T1">uniform Uniform universe Universe utility Utility <text:s/>vacuum Vacuum vector Vector </text:p>
      <text:p text:style-name="P5" loext:marker-style-name="T1">velvet Velvet visible Visible voltage Voltage <text:s/>wagon Wagon weather Weather </text:p>
      <text:p text:style-name="P5" loext:marker-style-name="T1">whisper Whisper window Window wireless Wireless <text:s/>xenon Xenon xeric Xeric <text:s/>yacht </text:p>
      <text:p text:style-name="P5" loext:marker-style-name="T1">Yacht yellow Yellow yesterday Yesterday <text:s/>zebra Zebra zenith Zenith zircon </text:p>
      <text:p text:style-name="P5" loext:marker-style-name="T1">Zircon <text:s/></text:p>
      <text:p text:style-name="P6" loext:marker-style-name="T1"/>
      <text:p text:style-name="P7" loext:marker-style-name="T1"><text:span text:style-name="T1"><text:s/></text:span></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style:font-face style:name="Vivi" svg:font-family="Vivi"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22:22:29.750412490</meta:creation-date>
    <dc:date>2026-01-02T09:33:18.041338212</dc:date>
    <meta:editing-duration>PT33M42S</meta:editing-duration>
    <meta:editing-cycles>6</meta:editing-cycles>
    <meta:generator>LibreOffice/25.8.4.2$Linux_X86_64 LibreOffice_project/580$Build-2</meta:generator>
    <meta:document-statistic meta:table-count="0" meta:image-count="0" meta:object-count="0" meta:page-count="3" meta:paragraph-count="65" meta:word-count="844" meta:character-count="5715" meta:non-whitespace-character-count="4871"/>
  </office:meta>
</office:document-meta>
</file>